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1654in" fo:break-before="auto" style:use-optimal-row-height="true"/>
    </style:style>
    <style:style style:name="ta1" style:family="table" style:master-page-name="PageStyle_5f_2003_5f_2005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3" style:family="table-cell" style:parent-style-name="Euro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2003_2005" table:style-name="ta1" table:print="false">
        <table:table-column table:style-name="co1" table:number-columns-repeated="6" table:default-cell-style-name="ce2"/>
        <table:table-column table:style-name="co1" table:default-cell-style-name="ce4"/>
        <table:table-column table:style-name="co1" table:number-columns-repeated="249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Anno</text:p>
          </table:table-cell>
          <table:table-cell table:style-name="ce1" office:value-type="string">
            <text:p>Venditore</text:p>
          </table:table-cell>
          <table:table-cell table:style-name="ce1" office:value-type="string">
            <text:p>Tipologia</text:p>
          </table:table-cell>
          <table:table-cell table:style-name="ce1" office:value-type="string">
            <text:p>Zona</text:p>
          </table:table-cell>
          <table:table-cell table:style-name="ce1" office:value-type="string">
            <text:p>Importo</text:p>
          </table:table-cell>
          <table:table-cell table:style-name="ce1" office:value-type="string">
            <text:p>Sconto</text:p>
          </table:table-cell>
          <table:table-cell table:style-name="ce1" office:value-type="string">
            <text:p>Totale</text:p>
          </table:table-cell>
          <table:table-cell table:number-columns-repeated="24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  <table:table-cell office:value-type="string">
            <text:p>Verdi</text:p>
          </table:table-cell>
          <table:table-cell office:value-type="string">
            <text:p>Software</text:p>
          </table:table-cell>
          <table:table-cell office:value-type="string">
            <text:p>Nord</text:p>
          </table:table-cell>
          <table:table-cell table:style-name="ce3" office:value-type="float" office:value="85.8265309297167">
            <text:p><text:s/>€ 85,83 </text:p>
          </table:table-cell>
          <table:table-cell office:value-type="string">
            <text:p>No</text:p>
          </table:table-cell>
          <table:table-cell table:style-name="ce3" office:value-type="float" office:value="85.8265309297167">
            <text:p><text:s/>€ 85,83 </text:p>
          </table:table-cell>
          <table:table-cell table:number-columns-repeated="24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  <table:table-cell office:value-type="string">
            <text:p>Bianchi</text:p>
          </table:table-cell>
          <table:table-cell office:value-type="string">
            <text:p>Hardware</text:p>
          </table:table-cell>
          <table:table-cell office:value-type="string">
            <text:p>Nord</text:p>
          </table:table-cell>
          <table:table-cell table:style-name="ce3" office:value-type="float" office:value="27.5877861980985">
            <text:p><text:s/>€ 27,59 </text:p>
          </table:table-cell>
          <table:table-cell office:value-type="string">
            <text:p>Sì</text:p>
          </table:table-cell>
          <table:table-cell table:style-name="ce3" office:value-type="float" office:value="24.8290075782887">
            <text:p><text:s/>€ 24,83 </text:p>
          </table:table-cell>
          <table:table-cell table:number-columns-repeated="24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  <table:table-cell office:value-type="string">
            <text:p>Gialli</text:p>
          </table:table-cell>
          <table:table-cell office:value-type="string">
            <text:p>Hardware</text:p>
          </table:table-cell>
          <table:table-cell office:value-type="string">
            <text:p>Sud</text:p>
          </table:table-cell>
          <table:table-cell table:style-name="ce3" office:value-type="float" office:value="38.4677020944049">
            <text:p><text:s/>€ 38,47 </text:p>
          </table:table-cell>
          <table:table-cell office:value-type="string">
            <text:p>No</text:p>
          </table:table-cell>
          <table:table-cell table:style-name="ce3" office:value-type="float" office:value="38.4677020944049">
            <text:p><text:s/>€ 38,47 </text:p>
          </table:table-cell>
          <table:table-cell table:number-columns-repeated="24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  <table:table-cell office:value-type="string">
            <text:p>Bianchi</text:p>
          </table:table-cell>
          <table:table-cell office:value-type="string">
            <text:p>Software</text:p>
          </table:table-cell>
          <table:table-cell office:value-type="string">
            <text:p>Nord</text:p>
          </table:table-cell>
          <table:table-cell table:style-name="ce3" office:value-type="float" office:value="90.5804944055972">
            <text:p><text:s/>€ 90,58 </text:p>
          </table:table-cell>
          <table:table-cell office:value-type="string">
            <text:p>No</text:p>
          </table:table-cell>
          <table:table-cell table:style-name="ce3" office:value-type="float" office:value="90.5804944055972">
            <text:p><text:s/>€ 90,58 </text:p>
          </table:table-cell>
          <table:table-cell table:number-columns-repeated="24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  <table:table-cell office:value-type="string">
            <text:p>Bianchi</text:p>
          </table:table-cell>
          <table:table-cell office:value-type="string">
            <text:p>Assistenza</text:p>
          </table:table-cell>
          <table:table-cell office:value-type="string">
            <text:p>Nord</text:p>
          </table:table-cell>
          <table:table-cell table:style-name="ce3" office:value-type="float" office:value="62.8509475563965">
            <text:p><text:s/>€ 62,85 </text:p>
          </table:table-cell>
          <table:table-cell office:value-type="string">
            <text:p>Sì</text:p>
          </table:table-cell>
          <table:table-cell table:style-name="ce3" office:value-type="float" office:value="56.5658528007568">
            <text:p><text:s/>€ 56,57 </text:p>
          </table:table-cell>
          <table:table-cell table:number-columns-repeated="24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  <table:table-cell office:value-type="string">
            <text:p>Rossi</text:p>
          </table:table-cell>
          <table:table-cell office:value-type="string">
            <text:p>Software</text:p>
          </table:table-cell>
          <table:table-cell office:value-type="string">
            <text:p>Nord</text:p>
          </table:table-cell>
          <table:table-cell table:style-name="ce3" office:value-type="float" office:value="76.6161442971185">
            <text:p><text:s/>€ 76,62 </text:p>
          </table:table-cell>
          <table:table-cell office:value-type="string">
            <text:p>Sì</text:p>
          </table:table-cell>
          <table:table-cell table:style-name="ce3" office:value-type="float" office:value="68.9545298674066">
            <text:p><text:s/>€ 68,95 </text:p>
          </table:table-cell>
          <table:table-cell table:number-columns-repeated="24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  <table:table-cell office:value-type="string">
            <text:p>Gialli</text:p>
          </table:table-cell>
          <table:table-cell office:value-type="string">
            <text:p>Hardware</text:p>
          </table:table-cell>
          <table:table-cell office:value-type="string">
            <text:p>Sud</text:p>
          </table:table-cell>
          <table:table-cell table:style-name="ce3" office:value-type="float" office:value="73.0587814201694">
            <text:p><text:s/>€ 73,06 </text:p>
          </table:table-cell>
          <table:table-cell office:value-type="string">
            <text:p>No</text:p>
          </table:table-cell>
          <table:table-cell table:style-name="ce3" office:value-type="float" office:value="73.0587814201694">
            <text:p><text:s/>€ 73,06 </text:p>
          </table:table-cell>
          <table:table-cell table:number-columns-repeated="24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4">
            <text:p>2004</text:p>
          </table:table-cell>
          <table:table-cell office:value-type="string">
            <text:p>Bianchi</text:p>
          </table:table-cell>
          <table:table-cell office:value-type="string">
            <text:p>Hardware</text:p>
          </table:table-cell>
          <table:table-cell office:value-type="string">
            <text:p>Centro</text:p>
          </table:table-cell>
          <table:table-cell table:style-name="ce3" office:value-type="float" office:value="80.5032929787387">
            <text:p><text:s/>€ 80,50 </text:p>
          </table:table-cell>
          <table:table-cell office:value-type="string">
            <text:p>No</text:p>
          </table:table-cell>
          <table:table-cell table:style-name="ce3" office:value-type="float" office:value="80.5032929787387">
            <text:p><text:s/>€ 80,50 </text:p>
          </table:table-cell>
          <table:table-cell table:number-columns-repeated="24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3">
            <text:p>2003</text:p>
          </table:table-cell>
          <table:table-cell office:value-type="string">
            <text:p>Neri</text:p>
          </table:table-cell>
          <table:table-cell office:value-type="string">
            <text:p>Hardware</text:p>
          </table:table-cell>
          <table:table-cell office:value-type="string">
            <text:p>Centro</text:p>
          </table:table-cell>
          <table:table-cell table:style-name="ce3" office:value-type="float" office:value="36.001599778781">
            <text:p><text:s/>€ 36,00 </text:p>
          </table:table-cell>
          <table:table-cell office:value-type="string">
            <text:p>Sì</text:p>
          </table:table-cell>
          <table:table-cell table:style-name="ce3" office:value-type="float" office:value="32.4014398009029">
            <text:p><text:s/>€ 32,40 </text:p>
          </table:table-cell>
          <table:table-cell table:number-columns-repeated="24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04">
            <text:p>2004</text:p>
          </table:table-cell>
          <table:table-cell office:value-type="string">
            <text:p>Bianchi</text:p>
          </table:table-cell>
          <table:table-cell office:value-type="string">
            <text:p>Software</text:p>
          </table:table-cell>
          <table:table-cell office:value-type="string">
            <text:p>Centro</text:p>
          </table:table-cell>
          <table:table-cell table:style-name="ce3" office:value-type="float" office:value="97.908790530693">
            <text:p><text:s/>€ 97,91 </text:p>
          </table:table-cell>
          <table:table-cell office:value-type="string">
            <text:p>Sì</text:p>
          </table:table-cell>
          <table:table-cell table:style-name="ce3" office:value-type="float" office:value="88.1179114776237">
            <text:p><text:s/>€ 88,12 </text:p>
          </table:table-cell>
          <table:table-cell table:number-columns-repeated="24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04">
            <text:p>2004</text:p>
          </table:table-cell>
          <table:table-cell office:value-type="string">
            <text:p>Rossi</text:p>
          </table:table-cell>
          <table:table-cell office:value-type="string">
            <text:p>Hardware</text:p>
          </table:table-cell>
          <table:table-cell office:value-type="string">
            <text:p>Centro</text:p>
          </table:table-cell>
          <table:table-cell table:style-name="ce3" office:value-type="float" office:value="37.1145630953902">
            <text:p><text:s/>€ 37,11 </text:p>
          </table:table-cell>
          <table:table-cell office:value-type="string">
            <text:p>No</text:p>
          </table:table-cell>
          <table:table-cell table:style-name="ce3" office:value-type="float" office:value="37.1145630953902">
            <text:p><text:s/>€ 37,11 </text:p>
          </table:table-cell>
          <table:table-cell table:number-columns-repeated="24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04">
            <text:p>2004</text:p>
          </table:table-cell>
          <table:table-cell office:value-type="string">
            <text:p>Rossi</text:p>
          </table:table-cell>
          <table:table-cell office:value-type="string">
            <text:p>Hardware</text:p>
          </table:table-cell>
          <table:table-cell office:value-type="string">
            <text:p>Centro</text:p>
          </table:table-cell>
          <table:table-cell table:style-name="ce3" office:value-type="float" office:value="59.2165577138397">
            <text:p><text:s/>€ 59,22 </text:p>
          </table:table-cell>
          <table:table-cell office:value-type="string">
            <text:p>Sì</text:p>
          </table:table-cell>
          <table:table-cell table:style-name="ce3" office:value-type="float" office:value="53.2949019424557">
            <text:p><text:s/>€ 53,29 </text:p>
          </table:table-cell>
          <table:table-cell table:number-columns-repeated="24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04">
            <text:p>2004</text:p>
          </table:table-cell>
          <table:table-cell office:value-type="string">
            <text:p>Rossi</text:p>
          </table:table-cell>
          <table:table-cell office:value-type="string">
            <text:p>Hardware</text:p>
          </table:table-cell>
          <table:table-cell office:value-type="string">
            <text:p>Centro</text:p>
          </table:table-cell>
          <table:table-cell table:style-name="ce3" office:value-type="float" office:value="9.54344291829816">
            <text:p><text:s/>€ 9,54 </text:p>
          </table:table-cell>
          <table:table-cell office:value-type="string">
            <text:p>No</text:p>
          </table:table-cell>
          <table:table-cell table:style-name="ce3" office:value-type="float" office:value="9.54344291829816">
            <text:p><text:s/>€ 9,54 </text:p>
          </table:table-cell>
          <table:table-cell table:number-columns-repeated="24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05">
            <text:p>2005</text:p>
          </table:table-cell>
          <table:table-cell office:value-type="string">
            <text:p>Bianchi</text:p>
          </table:table-cell>
          <table:table-cell office:value-type="string">
            <text:p>Hardware</text:p>
          </table:table-cell>
          <table:table-cell office:value-type="string">
            <text:p>Centro</text:p>
          </table:table-cell>
          <table:table-cell table:style-name="ce3" office:value-type="float" office:value="12.4842254363879">
            <text:p><text:s/>€ 12,48 </text:p>
          </table:table-cell>
          <table:table-cell office:value-type="string">
            <text:p>No</text:p>
          </table:table-cell>
          <table:table-cell table:style-name="ce3" office:value-type="float" office:value="12.4842254363879">
            <text:p><text:s/>€ 12,48 </text:p>
          </table:table-cell>
          <table:table-cell table:number-columns-repeated="24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03">
            <text:p>2003</text:p>
          </table:table-cell>
          <table:table-cell office:value-type="string">
            <text:p>Verdi</text:p>
          </table:table-cell>
          <table:table-cell office:value-type="string">
            <text:p>Software</text:p>
          </table:table-cell>
          <table:table-cell office:value-type="string">
            <text:p>Centro</text:p>
          </table:table-cell>
          <table:table-cell table:style-name="ce3" office:value-type="float" office:value="49.9946256921049">
            <text:p><text:s/>€ 49,99 </text:p>
          </table:table-cell>
          <table:table-cell office:value-type="string">
            <text:p>No</text:p>
          </table:table-cell>
          <table:table-cell table:style-name="ce3" office:value-type="float" office:value="49.9946256921049">
            <text:p><text:s/>€ 49,99 </text:p>
          </table:table-cell>
          <table:table-cell table:number-columns-repeated="24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03">
            <text:p>2003</text:p>
          </table:table-cell>
          <table:table-cell office:value-type="string">
            <text:p>Neri</text:p>
          </table:table-cell>
          <table:table-cell office:value-type="string">
            <text:p>Software</text:p>
          </table:table-cell>
          <table:table-cell office:value-type="string">
            <text:p>Nord</text:p>
          </table:table-cell>
          <table:table-cell table:style-name="ce3" office:value-type="float" office:value="22.1251970271501">
            <text:p><text:s/>€ 22,13 </text:p>
          </table:table-cell>
          <table:table-cell office:value-type="string">
            <text:p>No</text:p>
          </table:table-cell>
          <table:table-cell table:style-name="ce3" office:value-type="float" office:value="22.1251970271501">
            <text:p><text:s/>€ 22,13 </text:p>
          </table:table-cell>
          <table:table-cell table:number-columns-repeated="24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03">
            <text:p>2003</text:p>
          </table:table-cell>
          <table:table-cell office:value-type="string">
            <text:p>Rossi</text:p>
          </table:table-cell>
          <table:table-cell office:value-type="string">
            <text:p>Software</text:p>
          </table:table-cell>
          <table:table-cell office:value-type="string">
            <text:p>Centro</text:p>
          </table:table-cell>
          <table:table-cell table:style-name="ce3" office:value-type="float" office:value="53.8851371443598">
            <text:p><text:s/>€ 53,89 </text:p>
          </table:table-cell>
          <table:table-cell office:value-type="string">
            <text:p>No</text:p>
          </table:table-cell>
          <table:table-cell table:style-name="ce3" office:value-type="float" office:value="53.8851371443598">
            <text:p><text:s/>€ 53,89 </text:p>
          </table:table-cell>
          <table:table-cell table:number-columns-repeated="24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04">
            <text:p>2004</text:p>
          </table:table-cell>
          <table:table-cell office:value-type="string">
            <text:p>Bianchi</text:p>
          </table:table-cell>
          <table:table-cell office:value-type="string">
            <text:p>Hardware</text:p>
          </table:table-cell>
          <table:table-cell office:value-type="string">
            <text:p>Centro</text:p>
          </table:table-cell>
          <table:table-cell table:style-name="ce3" office:value-type="float" office:value="17.3282139360668">
            <text:p><text:s/>€ 17,33 </text:p>
          </table:table-cell>
          <table:table-cell office:value-type="string">
            <text:p>No</text:p>
          </table:table-cell>
          <table:table-cell table:style-name="ce3" office:value-type="float" office:value="17.3282139360668">
            <text:p><text:s/>€ 17,33 </text:p>
          </table:table-cell>
          <table:table-cell table:number-columns-repeated="24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03">
            <text:p>2003</text:p>
          </table:table-cell>
          <table:table-cell office:value-type="string">
            <text:p>Rossi</text:p>
          </table:table-cell>
          <table:table-cell office:value-type="string">
            <text:p>Assistenza</text:p>
          </table:table-cell>
          <table:table-cell office:value-type="string">
            <text:p>Centro</text:p>
          </table:table-cell>
          <table:table-cell table:style-name="ce3" office:value-type="float" office:value="20.699416225247">
            <text:p><text:s/>€ 20,70 </text:p>
          </table:table-cell>
          <table:table-cell office:value-type="string">
            <text:p>No</text:p>
          </table:table-cell>
          <table:table-cell table:style-name="ce3" office:value-type="float" office:value="20.699416225247">
            <text:p><text:s/>€ 20,70 </text:p>
          </table:table-cell>
          <table:table-cell table:number-columns-repeated="24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5">
            <text:p>2005</text:p>
          </table:table-cell>
          <table:table-cell office:value-type="string">
            <text:p>Rossi</text:p>
          </table:table-cell>
          <table:table-cell office:value-type="string">
            <text:p>Software</text:p>
          </table:table-cell>
          <table:table-cell office:value-type="string">
            <text:p>Sud</text:p>
          </table:table-cell>
          <table:table-cell table:style-name="ce3" office:value-type="float" office:value="83.0136728286656">
            <text:p><text:s/>€ 83,01 </text:p>
          </table:table-cell>
          <table:table-cell office:value-type="string">
            <text:p>Sì</text:p>
          </table:table-cell>
          <table:table-cell table:style-name="ce3" office:value-type="float" office:value="74.712305545799">
            <text:p><text:s/>€ 74,71 </text:p>
          </table:table-cell>
          <table:table-cell table:number-columns-repeated="24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04">
            <text:p>2004</text:p>
          </table:table-cell>
          <table:table-cell office:value-type="string">
            <text:p>Rossi</text:p>
          </table:table-cell>
          <table:table-cell office:value-type="string">
            <text:p>Assistenza</text:p>
          </table:table-cell>
          <table:table-cell office:value-type="string">
            <text:p>Nord</text:p>
          </table:table-cell>
          <table:table-cell table:style-name="ce3" office:value-type="float" office:value="97.9905820641267">
            <text:p><text:s/>€ 97,99 </text:p>
          </table:table-cell>
          <table:table-cell office:value-type="string">
            <text:p>Sì</text:p>
          </table:table-cell>
          <table:table-cell table:style-name="ce3" office:value-type="float" office:value="88.191523857714">
            <text:p><text:s/>€ 88,19 </text:p>
          </table:table-cell>
          <table:table-cell table:number-columns-repeated="24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03">
            <text:p>2003</text:p>
          </table:table-cell>
          <table:table-cell office:value-type="string">
            <text:p>Neri</text:p>
          </table:table-cell>
          <table:table-cell office:value-type="string">
            <text:p>Software</text:p>
          </table:table-cell>
          <table:table-cell office:value-type="string">
            <text:p>Nord</text:p>
          </table:table-cell>
          <table:table-cell table:style-name="ce3" office:value-type="float" office:value="19.1732391728525">
            <text:p><text:s/>€ 19,17 </text:p>
          </table:table-cell>
          <table:table-cell office:value-type="string">
            <text:p>No</text:p>
          </table:table-cell>
          <table:table-cell table:style-name="ce3" office:value-type="float" office:value="19.1732391728525">
            <text:p><text:s/>€ 19,17 </text:p>
          </table:table-cell>
          <table:table-cell table:number-columns-repeated="248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05">
            <text:p>2005</text:p>
          </table:table-cell>
          <table:table-cell office:value-type="string">
            <text:p>Rossi</text:p>
          </table:table-cell>
          <table:table-cell office:value-type="string">
            <text:p>Hardware</text:p>
          </table:table-cell>
          <table:table-cell office:value-type="string">
            <text:p>Sud</text:p>
          </table:table-cell>
          <table:table-cell table:style-name="ce3" office:value-type="float" office:value="81.8711426851183">
            <text:p><text:s/>€ 81,87 </text:p>
          </table:table-cell>
          <table:table-cell office:value-type="string">
            <text:p>Sì</text:p>
          </table:table-cell>
          <table:table-cell table:style-name="ce3" office:value-type="float" office:value="73.6840284166065">
            <text:p><text:s/>€ 73,68 </text:p>
          </table:table-cell>
          <table:table-cell table:number-columns-repeated="248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03">
            <text:p>2003</text:p>
          </table:table-cell>
          <table:table-cell office:value-type="string">
            <text:p>Verdi</text:p>
          </table:table-cell>
          <table:table-cell office:value-type="string">
            <text:p>Hardware</text:p>
          </table:table-cell>
          <table:table-cell office:value-type="string">
            <text:p>Nord</text:p>
          </table:table-cell>
          <table:table-cell table:style-name="ce3" office:value-type="float" office:value="46.2876060112482">
            <text:p><text:s/>€ 46,29 </text:p>
          </table:table-cell>
          <table:table-cell office:value-type="string">
            <text:p>No</text:p>
          </table:table-cell>
          <table:table-cell table:style-name="ce3" office:value-type="float" office:value="46.2876060112482">
            <text:p><text:s/>€ 46,29 </text:p>
          </table:table-cell>
          <table:table-cell table:number-columns-repeated="24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04">
            <text:p>2004</text:p>
          </table:table-cell>
          <table:table-cell office:value-type="string">
            <text:p>Gialli</text:p>
          </table:table-cell>
          <table:table-cell office:value-type="string">
            <text:p>Software</text:p>
          </table:table-cell>
          <table:table-cell office:value-type="string">
            <text:p>Nord</text:p>
          </table:table-cell>
          <table:table-cell table:style-name="ce3" office:value-type="float" office:value="12.6132990342379">
            <text:p><text:s/>€ 12,61 </text:p>
          </table:table-cell>
          <table:table-cell office:value-type="string">
            <text:p>Sì</text:p>
          </table:table-cell>
          <table:table-cell table:style-name="ce3" office:value-type="float" office:value="11.3519691308141">
            <text:p><text:s/>€ 11,35 </text:p>
          </table:table-cell>
          <table:table-cell table:number-columns-repeated="24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05">
            <text:p>2005</text:p>
          </table:table-cell>
          <table:table-cell office:value-type="string">
            <text:p>Verdi</text:p>
          </table:table-cell>
          <table:table-cell office:value-type="string">
            <text:p>Assistenza</text:p>
          </table:table-cell>
          <table:table-cell office:value-type="string">
            <text:p>Centro</text:p>
          </table:table-cell>
          <table:table-cell table:style-name="ce3" office:value-type="float" office:value="46.6550230693296">
            <text:p><text:s/>€ 46,66 </text:p>
          </table:table-cell>
          <table:table-cell office:value-type="string">
            <text:p>No</text:p>
          </table:table-cell>
          <table:table-cell table:style-name="ce3" office:value-type="float" office:value="46.6550230693296">
            <text:p><text:s/>€ 46,66 </text:p>
          </table:table-cell>
          <table:table-cell table:number-columns-repeated="24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03">
            <text:p>2003</text:p>
          </table:table-cell>
          <table:table-cell office:value-type="string">
            <text:p>Gialli</text:p>
          </table:table-cell>
          <table:table-cell office:value-type="string">
            <text:p>Hardware</text:p>
          </table:table-cell>
          <table:table-cell office:value-type="string">
            <text:p>Nord</text:p>
          </table:table-cell>
          <table:table-cell table:style-name="ce3" office:value-type="float" office:value="43.7003101747056">
            <text:p><text:s/>€ 43,70 </text:p>
          </table:table-cell>
          <table:table-cell office:value-type="string">
            <text:p>No</text:p>
          </table:table-cell>
          <table:table-cell table:style-name="ce3" office:value-type="float" office:value="43.7003101747056">
            <text:p><text:s/>€ 43,70 </text:p>
          </table:table-cell>
          <table:table-cell table:number-columns-repeated="24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03">
            <text:p>2003</text:p>
          </table:table-cell>
          <table:table-cell office:value-type="string">
            <text:p>Neri</text:p>
          </table:table-cell>
          <table:table-cell office:value-type="string">
            <text:p>Software</text:p>
          </table:table-cell>
          <table:table-cell office:value-type="string">
            <text:p>Sud</text:p>
          </table:table-cell>
          <table:table-cell table:style-name="ce3" office:value-type="float" office:value="76.3005985179286">
            <text:p><text:s/>€ 76,30 </text:p>
          </table:table-cell>
          <table:table-cell office:value-type="string">
            <text:p>Sì</text:p>
          </table:table-cell>
          <table:table-cell table:style-name="ce3" office:value-type="float" office:value="68.6705386661358">
            <text:p><text:s/>€ 68,67 </text:p>
          </table:table-cell>
          <table:table-cell table:number-columns-repeated="24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04">
            <text:p>2004</text:p>
          </table:table-cell>
          <table:table-cell office:value-type="string">
            <text:p>Rossi</text:p>
          </table:table-cell>
          <table:table-cell office:value-type="string">
            <text:p>Software</text:p>
          </table:table-cell>
          <table:table-cell office:value-type="string">
            <text:p>Nord</text:p>
          </table:table-cell>
          <table:table-cell table:style-name="ce3" office:value-type="float" office:value="28.0272236020624">
            <text:p><text:s/>€ 28,03 </text:p>
          </table:table-cell>
          <table:table-cell office:value-type="string">
            <text:p>Sì</text:p>
          </table:table-cell>
          <table:table-cell table:style-name="ce3" office:value-type="float" office:value="25.2245012418562">
            <text:p><text:s/>€ 25,22 </text:p>
          </table:table-cell>
          <table:table-cell table:number-columns-repeated="24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03">
            <text:p>2003</text:p>
          </table:table-cell>
          <table:table-cell office:value-type="string">
            <text:p>Verdi</text:p>
          </table:table-cell>
          <table:table-cell office:value-type="string">
            <text:p>Assistenza</text:p>
          </table:table-cell>
          <table:table-cell office:value-type="string">
            <text:p>Centro</text:p>
          </table:table-cell>
          <table:table-cell table:style-name="ce3" office:value-type="float" office:value="80.6063645329427">
            <text:p><text:s/>€ 80,61 </text:p>
          </table:table-cell>
          <table:table-cell office:value-type="string">
            <text:p>Sì</text:p>
          </table:table-cell>
          <table:table-cell table:style-name="ce3" office:value-type="float" office:value="72.5457280796484">
            <text:p><text:s/>€ 72,55 </text:p>
          </table:table-cell>
          <table:table-cell table:number-columns-repeated="24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04">
            <text:p>2004</text:p>
          </table:table-cell>
          <table:table-cell office:value-type="string">
            <text:p>Rossi</text:p>
          </table:table-cell>
          <table:table-cell office:value-type="string">
            <text:p>Hardware</text:p>
          </table:table-cell>
          <table:table-cell office:value-type="string">
            <text:p>Centro</text:p>
          </table:table-cell>
          <table:table-cell table:style-name="ce3" office:value-type="float" office:value="64.3853866229453">
            <text:p><text:s/>€ 64,39 </text:p>
          </table:table-cell>
          <table:table-cell office:value-type="string">
            <text:p>Sì</text:p>
          </table:table-cell>
          <table:table-cell table:style-name="ce3" office:value-type="float" office:value="57.9468479606508">
            <text:p><text:s/>€ 57,95 </text:p>
          </table:table-cell>
          <table:table-cell table:number-columns-repeated="24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05">
            <text:p>2005</text:p>
          </table:table-cell>
          <table:table-cell office:value-type="string">
            <text:p>Bianchi</text:p>
          </table:table-cell>
          <table:table-cell office:value-type="string">
            <text:p>Hardware</text:p>
          </table:table-cell>
          <table:table-cell office:value-type="string">
            <text:p>Sud</text:p>
          </table:table-cell>
          <table:table-cell table:style-name="ce3" office:value-type="float" office:value="84.429410536946">
            <text:p><text:s/>€ 84,43 </text:p>
          </table:table-cell>
          <table:table-cell office:value-type="string">
            <text:p>No</text:p>
          </table:table-cell>
          <table:table-cell table:style-name="ce3" office:value-type="float" office:value="84.429410536946">
            <text:p><text:s/>€ 84,43 </text:p>
          </table:table-cell>
          <table:table-cell table:number-columns-repeated="24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04">
            <text:p>2004</text:p>
          </table:table-cell>
          <table:table-cell office:value-type="string">
            <text:p>Rossi</text:p>
          </table:table-cell>
          <table:table-cell office:value-type="string">
            <text:p>Hardware</text:p>
          </table:table-cell>
          <table:table-cell office:value-type="string">
            <text:p>Centro</text:p>
          </table:table-cell>
          <table:table-cell table:style-name="ce3" office:value-type="float" office:value="76.6271498377739">
            <text:p><text:s/>€ 76,63 </text:p>
          </table:table-cell>
          <table:table-cell office:value-type="string">
            <text:p>Sì</text:p>
          </table:table-cell>
          <table:table-cell table:style-name="ce3" office:value-type="float" office:value="68.9644348539965">
            <text:p><text:s/>€ 68,96 </text:p>
          </table:table-cell>
          <table:table-cell table:number-columns-repeated="24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03">
            <text:p>2003</text:p>
          </table:table-cell>
          <table:table-cell office:value-type="string">
            <text:p>Rossi</text:p>
          </table:table-cell>
          <table:table-cell office:value-type="string">
            <text:p>Hardware</text:p>
          </table:table-cell>
          <table:table-cell office:value-type="string">
            <text:p>Centro</text:p>
          </table:table-cell>
          <table:table-cell table:style-name="ce3" office:value-type="float" office:value="21.2672121688424">
            <text:p><text:s/>€ 21,27 </text:p>
          </table:table-cell>
          <table:table-cell office:value-type="string">
            <text:p>Sì</text:p>
          </table:table-cell>
          <table:table-cell table:style-name="ce3" office:value-type="float" office:value="19.1404909519581">
            <text:p><text:s/>€ 19,14 </text:p>
          </table:table-cell>
          <table:table-cell table:number-columns-repeated="24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03">
            <text:p>2003</text:p>
          </table:table-cell>
          <table:table-cell office:value-type="string">
            <text:p>Neri</text:p>
          </table:table-cell>
          <table:table-cell office:value-type="string">
            <text:p>Software</text:p>
          </table:table-cell>
          <table:table-cell office:value-type="string">
            <text:p>Centro</text:p>
          </table:table-cell>
          <table:table-cell table:style-name="ce3" office:value-type="float" office:value="87.2580709931039">
            <text:p><text:s/>€ 87,26 </text:p>
          </table:table-cell>
          <table:table-cell office:value-type="string">
            <text:p>Sì</text:p>
          </table:table-cell>
          <table:table-cell table:style-name="ce3" office:value-type="float" office:value="78.5322638937935">
            <text:p><text:s/>€ 78,53 </text:p>
          </table:table-cell>
          <table:table-cell table:number-columns-repeated="248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05">
            <text:p>2005</text:p>
          </table:table-cell>
          <table:table-cell office:value-type="string">
            <text:p>Verdi</text:p>
          </table:table-cell>
          <table:table-cell office:value-type="string">
            <text:p>Hardware</text:p>
          </table:table-cell>
          <table:table-cell office:value-type="string">
            <text:p>Nord</text:p>
          </table:table-cell>
          <table:table-cell table:style-name="ce3" office:value-type="float" office:value="88.3611226057071">
            <text:p><text:s/>€ 88,36 </text:p>
          </table:table-cell>
          <table:table-cell office:value-type="string">
            <text:p>No</text:p>
          </table:table-cell>
          <table:table-cell table:style-name="ce3" office:value-type="float" office:value="88.3611226057071">
            <text:p><text:s/>€ 88,36 </text:p>
          </table:table-cell>
          <table:table-cell table:number-columns-repeated="248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03">
            <text:p>2003</text:p>
          </table:table-cell>
          <table:table-cell office:value-type="string">
            <text:p>Neri</text:p>
          </table:table-cell>
          <table:table-cell office:value-type="string">
            <text:p>Software</text:p>
          </table:table-cell>
          <table:table-cell office:value-type="string">
            <text:p>Centro</text:p>
          </table:table-cell>
          <table:table-cell table:style-name="ce3" office:value-type="float" office:value="22.1470397786756">
            <text:p><text:s/>€ 22,15 </text:p>
          </table:table-cell>
          <table:table-cell office:value-type="string">
            <text:p>No</text:p>
          </table:table-cell>
          <table:table-cell table:style-name="ce3" office:value-type="float" office:value="22.1470397786756">
            <text:p><text:s/>€ 22,15 </text:p>
          </table:table-cell>
          <table:table-cell table:number-columns-repeated="248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03">
            <text:p>2003</text:p>
          </table:table-cell>
          <table:table-cell office:value-type="string">
            <text:p>Neri</text:p>
          </table:table-cell>
          <table:table-cell office:value-type="string">
            <text:p>Software</text:p>
          </table:table-cell>
          <table:table-cell office:value-type="string">
            <text:p>Sud</text:p>
          </table:table-cell>
          <table:table-cell table:style-name="ce3" office:value-type="float" office:value="79.1992515095244">
            <text:p><text:s/>€ 79,20 </text:p>
          </table:table-cell>
          <table:table-cell office:value-type="string">
            <text:p>No</text:p>
          </table:table-cell>
          <table:table-cell table:style-name="ce3" office:value-type="float" office:value="79.1992515095244">
            <text:p><text:s/>€ 79,20 </text:p>
          </table:table-cell>
          <table:table-cell table:number-columns-repeated="248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04">
            <text:p>2004</text:p>
          </table:table-cell>
          <table:table-cell office:value-type="string">
            <text:p>Rossi</text:p>
          </table:table-cell>
          <table:table-cell office:value-type="string">
            <text:p>Hardware</text:p>
          </table:table-cell>
          <table:table-cell office:value-type="string">
            <text:p>Nord</text:p>
          </table:table-cell>
          <table:table-cell table:style-name="ce3" office:value-type="float" office:value="58.8855040756565">
            <text:p><text:s/>€ 58,89 </text:p>
          </table:table-cell>
          <table:table-cell office:value-type="string">
            <text:p>No</text:p>
          </table:table-cell>
          <table:table-cell table:style-name="ce3" office:value-type="float" office:value="58.8855040756565">
            <text:p><text:s/>€ 58,89 </text:p>
          </table:table-cell>
          <table:table-cell table:number-columns-repeated="24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04">
            <text:p>2004</text:p>
          </table:table-cell>
          <table:table-cell office:value-type="string">
            <text:p>Neri</text:p>
          </table:table-cell>
          <table:table-cell office:value-type="string">
            <text:p>Assistenza</text:p>
          </table:table-cell>
          <table:table-cell office:value-type="string">
            <text:p>Nord</text:p>
          </table:table-cell>
          <table:table-cell table:style-name="ce3" office:value-type="float" office:value="14.3104318284035">
            <text:p><text:s/>€ 14,31 </text:p>
          </table:table-cell>
          <table:table-cell office:value-type="string">
            <text:p>Sì</text:p>
          </table:table-cell>
          <table:table-cell table:style-name="ce3" office:value-type="float" office:value="12.8793886455632">
            <text:p><text:s/>€ 12,88 </text:p>
          </table:table-cell>
          <table:table-cell table:number-columns-repeated="24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04">
            <text:p>2004</text:p>
          </table:table-cell>
          <table:table-cell office:value-type="string">
            <text:p>Bianchi</text:p>
          </table:table-cell>
          <table:table-cell office:value-type="string">
            <text:p>Software</text:p>
          </table:table-cell>
          <table:table-cell office:value-type="string">
            <text:p>Centro</text:p>
          </table:table-cell>
          <table:table-cell table:style-name="ce3" office:value-type="float" office:value="67.7703567584628">
            <text:p><text:s/>€ 67,77 </text:p>
          </table:table-cell>
          <table:table-cell office:value-type="string">
            <text:p>Sì</text:p>
          </table:table-cell>
          <table:table-cell table:style-name="ce3" office:value-type="float" office:value="60.9933210826166">
            <text:p><text:s/>€ 60,99 </text:p>
          </table:table-cell>
          <table:table-cell table:number-columns-repeated="248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03">
            <text:p>2003</text:p>
          </table:table-cell>
          <table:table-cell office:value-type="string">
            <text:p>Verdi</text:p>
          </table:table-cell>
          <table:table-cell office:value-type="string">
            <text:p>Assistenza</text:p>
          </table:table-cell>
          <table:table-cell office:value-type="string">
            <text:p>Centro</text:p>
          </table:table-cell>
          <table:table-cell table:style-name="ce3" office:value-type="float" office:value="8.07363519136564">
            <text:p><text:s/>€ 8,07 </text:p>
          </table:table-cell>
          <table:table-cell office:value-type="string">
            <text:p>No</text:p>
          </table:table-cell>
          <table:table-cell table:style-name="ce3" office:value-type="float" office:value="8.07363519136564">
            <text:p><text:s/>€ 8,07 </text:p>
          </table:table-cell>
          <table:table-cell table:number-columns-repeated="248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003">
            <text:p>2003</text:p>
          </table:table-cell>
          <table:table-cell office:value-type="string">
            <text:p>Bianchi</text:p>
          </table:table-cell>
          <table:table-cell office:value-type="string">
            <text:p>Assistenza</text:p>
          </table:table-cell>
          <table:table-cell office:value-type="string">
            <text:p>Sud</text:p>
          </table:table-cell>
          <table:table-cell table:style-name="ce3" office:value-type="float" office:value="46.1335868759561">
            <text:p><text:s/>€ 46,13 </text:p>
          </table:table-cell>
          <table:table-cell office:value-type="string">
            <text:p>Sì</text:p>
          </table:table-cell>
          <table:table-cell table:style-name="ce3" office:value-type="float" office:value="41.5202281883605">
            <text:p><text:s/>€ 41,52 </text:p>
          </table:table-cell>
          <table:table-cell table:number-columns-repeated="248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003">
            <text:p>2003</text:p>
          </table:table-cell>
          <table:table-cell office:value-type="string">
            <text:p>Bianchi</text:p>
          </table:table-cell>
          <table:table-cell office:value-type="string">
            <text:p>Hardware</text:p>
          </table:table-cell>
          <table:table-cell office:value-type="string">
            <text:p>Nord</text:p>
          </table:table-cell>
          <table:table-cell table:style-name="ce3" office:value-type="float" office:value="70.4241029914389">
            <text:p><text:s/>€ 70,42 </text:p>
          </table:table-cell>
          <table:table-cell office:value-type="string">
            <text:p>Sì</text:p>
          </table:table-cell>
          <table:table-cell table:style-name="ce3" office:value-type="float" office:value="63.381692692295">
            <text:p><text:s/>€ 63,38 </text:p>
          </table:table-cell>
          <table:table-cell table:number-columns-repeated="24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04">
            <text:p>2004</text:p>
          </table:table-cell>
          <table:table-cell office:value-type="string">
            <text:p>Bianchi</text:p>
          </table:table-cell>
          <table:table-cell office:value-type="string">
            <text:p>Software</text:p>
          </table:table-cell>
          <table:table-cell office:value-type="string">
            <text:p>Nord</text:p>
          </table:table-cell>
          <table:table-cell table:style-name="ce3" office:value-type="float" office:value="77.3250271980009">
            <text:p><text:s/>€ 77,33 </text:p>
          </table:table-cell>
          <table:table-cell office:value-type="string">
            <text:p>No</text:p>
          </table:table-cell>
          <table:table-cell table:style-name="ce3" office:value-type="float" office:value="77.3250271980009">
            <text:p><text:s/>€ 77,33 </text:p>
          </table:table-cell>
          <table:table-cell table:number-columns-repeated="248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003">
            <text:p>2003</text:p>
          </table:table-cell>
          <table:table-cell office:value-type="string">
            <text:p>Verdi</text:p>
          </table:table-cell>
          <table:table-cell office:value-type="string">
            <text:p>Assistenza</text:p>
          </table:table-cell>
          <table:table-cell office:value-type="string">
            <text:p>Centro</text:p>
          </table:table-cell>
          <table:table-cell table:style-name="ce3" office:value-type="float" office:value="90.7850945751107">
            <text:p><text:s/>€ 90,79 </text:p>
          </table:table-cell>
          <table:table-cell office:value-type="string">
            <text:p>No</text:p>
          </table:table-cell>
          <table:table-cell table:style-name="ce3" office:value-type="float" office:value="90.7850945751107">
            <text:p><text:s/>€ 90,79 </text:p>
          </table:table-cell>
          <table:table-cell table:number-columns-repeated="248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04">
            <text:p>2004</text:p>
          </table:table-cell>
          <table:table-cell office:value-type="string">
            <text:p>Verdi</text:p>
          </table:table-cell>
          <table:table-cell office:value-type="string">
            <text:p>Hardware</text:p>
          </table:table-cell>
          <table:table-cell office:value-type="string">
            <text:p>Sud</text:p>
          </table:table-cell>
          <table:table-cell table:style-name="ce3" office:value-type="float" office:value="7.91813132209198">
            <text:p><text:s/>€ 7,92 </text:p>
          </table:table-cell>
          <table:table-cell office:value-type="string">
            <text:p>Sì</text:p>
          </table:table-cell>
          <table:table-cell table:style-name="ce3" office:value-type="float" office:value="7.12631818988278">
            <text:p><text:s/>€ 7,13 </text:p>
          </table:table-cell>
          <table:table-cell table:number-columns-repeated="248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03">
            <text:p>2003</text:p>
          </table:table-cell>
          <table:table-cell office:value-type="string">
            <text:p>Neri</text:p>
          </table:table-cell>
          <table:table-cell office:value-type="string">
            <text:p>Assistenza</text:p>
          </table:table-cell>
          <table:table-cell office:value-type="string">
            <text:p>Centro</text:p>
          </table:table-cell>
          <table:table-cell table:style-name="ce3" office:value-type="float" office:value="16.3082765867585">
            <text:p><text:s/>€ 16,31 </text:p>
          </table:table-cell>
          <table:table-cell office:value-type="string">
            <text:p>Sì</text:p>
          </table:table-cell>
          <table:table-cell table:style-name="ce3" office:value-type="float" office:value="14.6774489280826">
            <text:p><text:s/>€ 14,68 </text:p>
          </table:table-cell>
          <table:table-cell table:number-columns-repeated="248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004">
            <text:p>2004</text:p>
          </table:table-cell>
          <table:table-cell office:value-type="string">
            <text:p>Verdi</text:p>
          </table:table-cell>
          <table:table-cell office:value-type="string">
            <text:p>Software</text:p>
          </table:table-cell>
          <table:table-cell office:value-type="string">
            <text:p>Centro</text:p>
          </table:table-cell>
          <table:table-cell table:style-name="ce3" office:value-type="float" office:value="45.4394802821165">
            <text:p><text:s/>€ 45,44 </text:p>
          </table:table-cell>
          <table:table-cell office:value-type="string">
            <text:p>Sì</text:p>
          </table:table-cell>
          <table:table-cell table:style-name="ce3" office:value-type="float" office:value="40.8955322539048">
            <text:p><text:s/>€ 40,90 </text:p>
          </table:table-cell>
          <table:table-cell table:number-columns-repeated="24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3">
            <text:p>2003</text:p>
          </table:table-cell>
          <table:table-cell office:value-type="string">
            <text:p>Neri</text:p>
          </table:table-cell>
          <table:table-cell office:value-type="string">
            <text:p>Software</text:p>
          </table:table-cell>
          <table:table-cell office:value-type="string">
            <text:p>Sud</text:p>
          </table:table-cell>
          <table:table-cell table:style-name="ce3" office:value-type="float" office:value="3.08771841590136">
            <text:p><text:s/>€ 3,09 </text:p>
          </table:table-cell>
          <table:table-cell office:value-type="string">
            <text:p>No</text:p>
          </table:table-cell>
          <table:table-cell table:style-name="ce3" office:value-type="float" office:value="3.08771841590136">
            <text:p><text:s/>€ 3,09 </text:p>
          </table:table-cell>
          <table:table-cell table:number-columns-repeated="248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05">
            <text:p>2005</text:p>
          </table:table-cell>
          <table:table-cell office:value-type="string">
            <text:p>Bianchi</text:p>
          </table:table-cell>
          <table:table-cell office:value-type="string">
            <text:p>Hardware</text:p>
          </table:table-cell>
          <table:table-cell office:value-type="string">
            <text:p>Nord</text:p>
          </table:table-cell>
          <table:table-cell table:style-name="ce3" office:value-type="float" office:value="14.1147024320541">
            <text:p><text:s/>€ 14,11 </text:p>
          </table:table-cell>
          <table:table-cell office:value-type="string">
            <text:p>No</text:p>
          </table:table-cell>
          <table:table-cell table:style-name="ce3" office:value-type="float" office:value="14.1147024320541">
            <text:p><text:s/>€ 14,11 </text:p>
          </table:table-cell>
          <table:table-cell table:number-columns-repeated="248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004">
            <text:p>2004</text:p>
          </table:table-cell>
          <table:table-cell office:value-type="string">
            <text:p>Gialli</text:p>
          </table:table-cell>
          <table:table-cell office:value-type="string">
            <text:p>Hardware</text:p>
          </table:table-cell>
          <table:table-cell office:value-type="string">
            <text:p>Nord</text:p>
          </table:table-cell>
          <table:table-cell table:style-name="ce3" office:value-type="float" office:value="78.0578733911585">
            <text:p><text:s/>€ 78,06 </text:p>
          </table:table-cell>
          <table:table-cell office:value-type="string">
            <text:p>No</text:p>
          </table:table-cell>
          <table:table-cell table:style-name="ce3" office:value-type="float" office:value="78.0578733911585">
            <text:p><text:s/>€ 78,06 </text:p>
          </table:table-cell>
          <table:table-cell table:number-columns-repeated="248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03">
            <text:p>2003</text:p>
          </table:table-cell>
          <table:table-cell office:value-type="string">
            <text:p>Verdi</text:p>
          </table:table-cell>
          <table:table-cell office:value-type="string">
            <text:p>Assistenza</text:p>
          </table:table-cell>
          <table:table-cell office:value-type="string">
            <text:p>Centro</text:p>
          </table:table-cell>
          <table:table-cell table:style-name="ce3" office:value-type="float" office:value="77.0417672595413">
            <text:p><text:s/>€ 77,04 </text:p>
          </table:table-cell>
          <table:table-cell office:value-type="string">
            <text:p>No</text:p>
          </table:table-cell>
          <table:table-cell table:style-name="ce3" office:value-type="float" office:value="77.0417672595413">
            <text:p><text:s/>€ 77,04 </text:p>
          </table:table-cell>
          <table:table-cell table:number-columns-repeated="248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003">
            <text:p>2003</text:p>
          </table:table-cell>
          <table:table-cell office:value-type="string">
            <text:p>Gialli</text:p>
          </table:table-cell>
          <table:table-cell office:value-type="string">
            <text:p>Assistenza</text:p>
          </table:table-cell>
          <table:table-cell office:value-type="string">
            <text:p>Nord</text:p>
          </table:table-cell>
          <table:table-cell table:style-name="ce3" office:value-type="float" office:value="53.0308519915052">
            <text:p><text:s/>€ 53,03 </text:p>
          </table:table-cell>
          <table:table-cell office:value-type="string">
            <text:p>No</text:p>
          </table:table-cell>
          <table:table-cell table:style-name="ce3" office:value-type="float" office:value="53.0308519915052">
            <text:p><text:s/>€ 53,03 </text:p>
          </table:table-cell>
          <table:table-cell table:number-columns-repeated="248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03">
            <text:p>2003</text:p>
          </table:table-cell>
          <table:table-cell office:value-type="string">
            <text:p>Neri</text:p>
          </table:table-cell>
          <table:table-cell office:value-type="string">
            <text:p>Assistenza</text:p>
          </table:table-cell>
          <table:table-cell office:value-type="string">
            <text:p>Sud</text:p>
          </table:table-cell>
          <table:table-cell table:style-name="ce3" office:value-type="float" office:value="10.9008597679149">
            <text:p><text:s/>€ 10,90 </text:p>
          </table:table-cell>
          <table:table-cell office:value-type="string">
            <text:p>Sì</text:p>
          </table:table-cell>
          <table:table-cell table:style-name="ce3" office:value-type="float" office:value="9.81077379112343">
            <text:p><text:s/>€ 9,81 </text:p>
          </table:table-cell>
          <table:table-cell table:number-columns-repeated="248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004">
            <text:p>2004</text:p>
          </table:table-cell>
          <table:table-cell office:value-type="string">
            <text:p>Bianchi</text:p>
          </table:table-cell>
          <table:table-cell office:value-type="string">
            <text:p>Software</text:p>
          </table:table-cell>
          <table:table-cell office:value-type="string">
            <text:p>Nord</text:p>
          </table:table-cell>
          <table:table-cell table:style-name="ce3" office:value-type="float" office:value="41.0242210234588">
            <text:p><text:s/>€ 41,02 </text:p>
          </table:table-cell>
          <table:table-cell office:value-type="string">
            <text:p>No</text:p>
          </table:table-cell>
          <table:table-cell table:style-name="ce3" office:value-type="float" office:value="41.0242210234588">
            <text:p><text:s/>€ 41,02 </text:p>
          </table:table-cell>
          <table:table-cell table:number-columns-repeated="248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005">
            <text:p>2005</text:p>
          </table:table-cell>
          <table:table-cell office:value-type="string">
            <text:p>Verdi</text:p>
          </table:table-cell>
          <table:table-cell office:value-type="string">
            <text:p>Software</text:p>
          </table:table-cell>
          <table:table-cell office:value-type="string">
            <text:p>Centro</text:p>
          </table:table-cell>
          <table:table-cell table:style-name="ce3" office:value-type="float" office:value="4.94531371967732">
            <text:p><text:s/>€ 4,95 </text:p>
          </table:table-cell>
          <table:table-cell office:value-type="string">
            <text:p>Sì</text:p>
          </table:table-cell>
          <table:table-cell table:style-name="ce3" office:value-type="float" office:value="4.45078234770959">
            <text:p><text:s/>€ 4,45 </text:p>
          </table:table-cell>
          <table:table-cell table:number-columns-repeated="248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003">
            <text:p>2003</text:p>
          </table:table-cell>
          <table:table-cell office:value-type="string">
            <text:p>Verdi</text:p>
          </table:table-cell>
          <table:table-cell office:value-type="string">
            <text:p>Hardware</text:p>
          </table:table-cell>
          <table:table-cell office:value-type="string">
            <text:p>Centro</text:p>
          </table:table-cell>
          <table:table-cell table:style-name="ce3" office:value-type="float" office:value="95.6862315526284">
            <text:p><text:s/>€ 95,69 </text:p>
          </table:table-cell>
          <table:table-cell office:value-type="string">
            <text:p>Sì</text:p>
          </table:table-cell>
          <table:table-cell table:style-name="ce3" office:value-type="float" office:value="86.1176083973655">
            <text:p><text:s/>€ 86,12 </text:p>
          </table:table-cell>
          <table:table-cell table:number-columns-repeated="248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003">
            <text:p>2003</text:p>
          </table:table-cell>
          <table:table-cell office:value-type="string">
            <text:p>Rossi</text:p>
          </table:table-cell>
          <table:table-cell office:value-type="string">
            <text:p>Hardware</text:p>
          </table:table-cell>
          <table:table-cell office:value-type="string">
            <text:p>Centro</text:p>
          </table:table-cell>
          <table:table-cell table:style-name="ce3" office:value-type="float" office:value="34.9015375844662">
            <text:p><text:s/>€ 34,90 </text:p>
          </table:table-cell>
          <table:table-cell office:value-type="string">
            <text:p>Sì</text:p>
          </table:table-cell>
          <table:table-cell table:style-name="ce3" office:value-type="float" office:value="31.4113838260196">
            <text:p><text:s/>€ 31,41 </text:p>
          </table:table-cell>
          <table:table-cell table:number-columns-repeated="24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03">
            <text:p>2003</text:p>
          </table:table-cell>
          <table:table-cell office:value-type="string">
            <text:p>Rossi</text:p>
          </table:table-cell>
          <table:table-cell office:value-type="string">
            <text:p>Software</text:p>
          </table:table-cell>
          <table:table-cell office:value-type="string">
            <text:p>Centro</text:p>
          </table:table-cell>
          <table:table-cell table:style-name="ce3" office:value-type="float" office:value="52.2982634581495">
            <text:p><text:s/>€ 52,30 </text:p>
          </table:table-cell>
          <table:table-cell office:value-type="string">
            <text:p>No</text:p>
          </table:table-cell>
          <table:table-cell table:style-name="ce3" office:value-type="float" office:value="52.2982634581495">
            <text:p><text:s/>€ 52,30 </text:p>
          </table:table-cell>
          <table:table-cell table:number-columns-repeated="248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004">
            <text:p>2004</text:p>
          </table:table-cell>
          <table:table-cell office:value-type="string">
            <text:p>Rossi</text:p>
          </table:table-cell>
          <table:table-cell office:value-type="string">
            <text:p>Hardware</text:p>
          </table:table-cell>
          <table:table-cell office:value-type="string">
            <text:p>Nord</text:p>
          </table:table-cell>
          <table:table-cell table:style-name="ce3" office:value-type="float" office:value="7.90299119748454">
            <text:p><text:s/>€ 7,90 </text:p>
          </table:table-cell>
          <table:table-cell office:value-type="string">
            <text:p>No</text:p>
          </table:table-cell>
          <table:table-cell table:style-name="ce3" office:value-type="float" office:value="7.90299119748454">
            <text:p><text:s/>€ 7,90 </text:p>
          </table:table-cell>
          <table:table-cell table:number-columns-repeated="248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003">
            <text:p>2003</text:p>
          </table:table-cell>
          <table:table-cell office:value-type="string">
            <text:p>Verdi</text:p>
          </table:table-cell>
          <table:table-cell office:value-type="string">
            <text:p>Assistenza</text:p>
          </table:table-cell>
          <table:table-cell office:value-type="string">
            <text:p>Nord</text:p>
          </table:table-cell>
          <table:table-cell table:style-name="ce3" office:value-type="float" office:value="92.7475453385446">
            <text:p><text:s/>€ 92,75 </text:p>
          </table:table-cell>
          <table:table-cell office:value-type="string">
            <text:p>Sì</text:p>
          </table:table-cell>
          <table:table-cell table:style-name="ce3" office:value-type="float" office:value="83.4727908046901">
            <text:p><text:s/>€ 83,47 </text:p>
          </table:table-cell>
          <table:table-cell table:number-columns-repeated="248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005">
            <text:p>2005</text:p>
          </table:table-cell>
          <table:table-cell office:value-type="string">
            <text:p>Bianchi</text:p>
          </table:table-cell>
          <table:table-cell office:value-type="string">
            <text:p>Hardware</text:p>
          </table:table-cell>
          <table:table-cell office:value-type="string">
            <text:p>Sud</text:p>
          </table:table-cell>
          <table:table-cell table:style-name="ce3" office:value-type="float" office:value="29.0035849932659">
            <text:p><text:s/>€ 29,00 </text:p>
          </table:table-cell>
          <table:table-cell office:value-type="string">
            <text:p>Sì</text:p>
          </table:table-cell>
          <table:table-cell table:style-name="ce3" office:value-type="float" office:value="26.1032264939393">
            <text:p><text:s/>€ 26,10 </text:p>
          </table:table-cell>
          <table:table-cell table:number-columns-repeated="248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04">
            <text:p>2004</text:p>
          </table:table-cell>
          <table:table-cell office:value-type="string">
            <text:p>Verdi</text:p>
          </table:table-cell>
          <table:table-cell office:value-type="string">
            <text:p>Hardware</text:p>
          </table:table-cell>
          <table:table-cell office:value-type="string">
            <text:p>Nord</text:p>
          </table:table-cell>
          <table:table-cell table:style-name="ce3" office:value-type="float" office:value="42.4700237422672">
            <text:p><text:s/>€ 42,47 </text:p>
          </table:table-cell>
          <table:table-cell office:value-type="string">
            <text:p>No</text:p>
          </table:table-cell>
          <table:table-cell table:style-name="ce3" office:value-type="float" office:value="42.4700237422672">
            <text:p><text:s/>€ 42,47 </text:p>
          </table:table-cell>
          <table:table-cell table:number-columns-repeated="24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004">
            <text:p>2004</text:p>
          </table:table-cell>
          <table:table-cell office:value-type="string">
            <text:p>Verdi</text:p>
          </table:table-cell>
          <table:table-cell office:value-type="string">
            <text:p>Hardware</text:p>
          </table:table-cell>
          <table:table-cell office:value-type="string">
            <text:p>Centro</text:p>
          </table:table-cell>
          <table:table-cell table:style-name="ce3" office:value-type="float" office:value="33.9676540591431">
            <text:p><text:s/>€ 33,97 </text:p>
          </table:table-cell>
          <table:table-cell office:value-type="string">
            <text:p>No</text:p>
          </table:table-cell>
          <table:table-cell table:style-name="ce3" office:value-type="float" office:value="33.9676540591431">
            <text:p><text:s/>€ 33,97 </text:p>
          </table:table-cell>
          <table:table-cell table:number-columns-repeated="248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004">
            <text:p>2004</text:p>
          </table:table-cell>
          <table:table-cell office:value-type="string">
            <text:p>Bianchi</text:p>
          </table:table-cell>
          <table:table-cell office:value-type="string">
            <text:p>Assistenza</text:p>
          </table:table-cell>
          <table:table-cell office:value-type="string">
            <text:p>Sud</text:p>
          </table:table-cell>
          <table:table-cell table:style-name="ce3" office:value-type="float" office:value="22.7928650988">
            <text:p><text:s/>€ 22,79 </text:p>
          </table:table-cell>
          <table:table-cell office:value-type="string">
            <text:p>Sì</text:p>
          </table:table-cell>
          <table:table-cell table:style-name="ce3" office:value-type="float" office:value="20.51357858892">
            <text:p><text:s/>€ 20,51 </text:p>
          </table:table-cell>
          <table:table-cell table:number-columns-repeated="248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004">
            <text:p>2004</text:p>
          </table:table-cell>
          <table:table-cell office:value-type="string">
            <text:p>Bianchi</text:p>
          </table:table-cell>
          <table:table-cell office:value-type="string">
            <text:p>Software</text:p>
          </table:table-cell>
          <table:table-cell office:value-type="string">
            <text:p>Sud</text:p>
          </table:table-cell>
          <table:table-cell table:style-name="ce3" office:value-type="float" office:value="20.7764523246239">
            <text:p><text:s/>€ 20,78 </text:p>
          </table:table-cell>
          <table:table-cell office:value-type="string">
            <text:p>Sì</text:p>
          </table:table-cell>
          <table:table-cell table:style-name="ce3" office:value-type="float" office:value="18.6988070921615">
            <text:p><text:s/>€ 18,70 </text:p>
          </table:table-cell>
          <table:table-cell table:number-columns-repeated="248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003">
            <text:p>2003</text:p>
          </table:table-cell>
          <table:table-cell office:value-type="string">
            <text:p>Verdi</text:p>
          </table:table-cell>
          <table:table-cell office:value-type="string">
            <text:p>Assistenza</text:p>
          </table:table-cell>
          <table:table-cell office:value-type="string">
            <text:p>Centro</text:p>
          </table:table-cell>
          <table:table-cell table:style-name="ce3" office:value-type="float" office:value="8.63545041635143">
            <text:p><text:s/>€ 8,64 </text:p>
          </table:table-cell>
          <table:table-cell office:value-type="string">
            <text:p>No</text:p>
          </table:table-cell>
          <table:table-cell table:style-name="ce3" office:value-type="float" office:value="8.63545041635143">
            <text:p><text:s/>€ 8,64 </text:p>
          </table:table-cell>
          <table:table-cell table:number-columns-repeated="248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03">
            <text:p>2003</text:p>
          </table:table-cell>
          <table:table-cell office:value-type="string">
            <text:p>Neri</text:p>
          </table:table-cell>
          <table:table-cell office:value-type="string">
            <text:p>Hardware</text:p>
          </table:table-cell>
          <table:table-cell office:value-type="string">
            <text:p>Centro</text:p>
          </table:table-cell>
          <table:table-cell table:style-name="ce3" office:value-type="float" office:value="98.9569111455527">
            <text:p><text:s/>€ 98,96 </text:p>
          </table:table-cell>
          <table:table-cell office:value-type="string">
            <text:p>Sì</text:p>
          </table:table-cell>
          <table:table-cell table:style-name="ce3" office:value-type="float" office:value="89.0612200309974">
            <text:p><text:s/>€ 89,06 </text:p>
          </table:table-cell>
          <table:table-cell table:number-columns-repeated="24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05">
            <text:p>2005</text:p>
          </table:table-cell>
          <table:table-cell office:value-type="string">
            <text:p>Bianchi</text:p>
          </table:table-cell>
          <table:table-cell office:value-type="string">
            <text:p>Hardware</text:p>
          </table:table-cell>
          <table:table-cell office:value-type="string">
            <text:p>Sud</text:p>
          </table:table-cell>
          <table:table-cell table:style-name="ce3" office:value-type="float" office:value="71.1567813109631">
            <text:p><text:s/>€ 71,16 </text:p>
          </table:table-cell>
          <table:table-cell office:value-type="string">
            <text:p>Sì</text:p>
          </table:table-cell>
          <table:table-cell table:style-name="ce3" office:value-type="float" office:value="64.0411031798668">
            <text:p><text:s/>€ 64,04 </text:p>
          </table:table-cell>
          <table:table-cell table:number-columns-repeated="248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03">
            <text:p>2003</text:p>
          </table:table-cell>
          <table:table-cell office:value-type="string">
            <text:p>Verdi</text:p>
          </table:table-cell>
          <table:table-cell office:value-type="string">
            <text:p>Assistenza</text:p>
          </table:table-cell>
          <table:table-cell office:value-type="string">
            <text:p>Centro</text:p>
          </table:table-cell>
          <table:table-cell table:style-name="ce3" office:value-type="float" office:value="13.1852186430002">
            <text:p><text:s/>€ 13,19 </text:p>
          </table:table-cell>
          <table:table-cell office:value-type="string">
            <text:p>No</text:p>
          </table:table-cell>
          <table:table-cell table:style-name="ce3" office:value-type="float" office:value="13.1852186430002">
            <text:p><text:s/>€ 13,19 </text:p>
          </table:table-cell>
          <table:table-cell table:number-columns-repeated="248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005">
            <text:p>2005</text:p>
          </table:table-cell>
          <table:table-cell office:value-type="string">
            <text:p>Verdi</text:p>
          </table:table-cell>
          <table:table-cell office:value-type="string">
            <text:p>Software</text:p>
          </table:table-cell>
          <table:table-cell office:value-type="string">
            <text:p>Nord</text:p>
          </table:table-cell>
          <table:table-cell table:style-name="ce3" office:value-type="float" office:value="2.35211578314871">
            <text:p><text:s/>€ 2,35 </text:p>
          </table:table-cell>
          <table:table-cell office:value-type="string">
            <text:p>No</text:p>
          </table:table-cell>
          <table:table-cell table:style-name="ce3" office:value-type="float" office:value="2.35211578314871">
            <text:p><text:s/>€ 2,35 </text:p>
          </table:table-cell>
          <table:table-cell table:number-columns-repeated="248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04">
            <text:p>2004</text:p>
          </table:table-cell>
          <table:table-cell office:value-type="string">
            <text:p>Neri</text:p>
          </table:table-cell>
          <table:table-cell office:value-type="string">
            <text:p>Hardware</text:p>
          </table:table-cell>
          <table:table-cell office:value-type="string">
            <text:p>Nord</text:p>
          </table:table-cell>
          <table:table-cell table:style-name="ce3" office:value-type="float" office:value="40.8426830868715">
            <text:p><text:s/>€ 40,84 </text:p>
          </table:table-cell>
          <table:table-cell office:value-type="string">
            <text:p>No</text:p>
          </table:table-cell>
          <table:table-cell table:style-name="ce3" office:value-type="float" office:value="40.8426830868715">
            <text:p><text:s/>€ 40,84 </text:p>
          </table:table-cell>
          <table:table-cell table:number-columns-repeated="248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05">
            <text:p>2005</text:p>
          </table:table-cell>
          <table:table-cell office:value-type="string">
            <text:p>Rossi</text:p>
          </table:table-cell>
          <table:table-cell office:value-type="string">
            <text:p>Software</text:p>
          </table:table-cell>
          <table:table-cell office:value-type="string">
            <text:p>Centro</text:p>
          </table:table-cell>
          <table:table-cell table:style-name="ce3" office:value-type="float" office:value="18.4341345240371">
            <text:p><text:s/>€ 18,43 </text:p>
          </table:table-cell>
          <table:table-cell office:value-type="string">
            <text:p>Sì</text:p>
          </table:table-cell>
          <table:table-cell table:style-name="ce3" office:value-type="float" office:value="16.5907210716334">
            <text:p><text:s/>€ 16,59 </text:p>
          </table:table-cell>
          <table:table-cell table:number-columns-repeated="24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03">
            <text:p>2003</text:p>
          </table:table-cell>
          <table:table-cell office:value-type="string">
            <text:p>Verdi</text:p>
          </table:table-cell>
          <table:table-cell office:value-type="string">
            <text:p>Assistenza</text:p>
          </table:table-cell>
          <table:table-cell office:value-type="string">
            <text:p>Nord</text:p>
          </table:table-cell>
          <table:table-cell table:style-name="ce3" office:value-type="float" office:value="69.3670173692481">
            <text:p><text:s/>€ 69,37 </text:p>
          </table:table-cell>
          <table:table-cell office:value-type="string">
            <text:p>Sì</text:p>
          </table:table-cell>
          <table:table-cell table:style-name="ce3" office:value-type="float" office:value="62.4303156323233">
            <text:p><text:s/>€ 62,43 </text:p>
          </table:table-cell>
          <table:table-cell table:number-columns-repeated="248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03">
            <text:p>2003</text:p>
          </table:table-cell>
          <table:table-cell office:value-type="string">
            <text:p>Gialli</text:p>
          </table:table-cell>
          <table:table-cell office:value-type="string">
            <text:p>Hardware</text:p>
          </table:table-cell>
          <table:table-cell office:value-type="string">
            <text:p>Sud</text:p>
          </table:table-cell>
          <table:table-cell table:style-name="ce3" office:value-type="float" office:value="71.087950933617">
            <text:p><text:s/>€ 71,09 </text:p>
          </table:table-cell>
          <table:table-cell office:value-type="string">
            <text:p>Sì</text:p>
          </table:table-cell>
          <table:table-cell table:style-name="ce3" office:value-type="float" office:value="63.9791558402553">
            <text:p><text:s/>€ 63,98 </text:p>
          </table:table-cell>
          <table:table-cell table:number-columns-repeated="248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004">
            <text:p>2004</text:p>
          </table:table-cell>
          <table:table-cell office:value-type="string">
            <text:p>Neri</text:p>
          </table:table-cell>
          <table:table-cell office:value-type="string">
            <text:p>Hardware</text:p>
          </table:table-cell>
          <table:table-cell office:value-type="string">
            <text:p>Centro</text:p>
          </table:table-cell>
          <table:table-cell table:style-name="ce3" office:value-type="float" office:value="45.7825162001842">
            <text:p><text:s/>€ 45,78 </text:p>
          </table:table-cell>
          <table:table-cell office:value-type="string">
            <text:p>Sì</text:p>
          </table:table-cell>
          <table:table-cell table:style-name="ce3" office:value-type="float" office:value="41.2042645801658">
            <text:p><text:s/>€ 41,20 </text:p>
          </table:table-cell>
          <table:table-cell table:number-columns-repeated="248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003">
            <text:p>2003</text:p>
          </table:table-cell>
          <table:table-cell office:value-type="string">
            <text:p>Verdi</text:p>
          </table:table-cell>
          <table:table-cell office:value-type="string">
            <text:p>Hardware</text:p>
          </table:table-cell>
          <table:table-cell office:value-type="string">
            <text:p>Centro</text:p>
          </table:table-cell>
          <table:table-cell table:style-name="ce3" office:value-type="float" office:value="63.0906505396719">
            <text:p><text:s/>€ 63,09 </text:p>
          </table:table-cell>
          <table:table-cell office:value-type="string">
            <text:p>No</text:p>
          </table:table-cell>
          <table:table-cell table:style-name="ce3" office:value-type="float" office:value="63.0906505396719">
            <text:p><text:s/>€ 63,09 </text:p>
          </table:table-cell>
          <table:table-cell table:number-columns-repeated="248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003">
            <text:p>2003</text:p>
          </table:table-cell>
          <table:table-cell office:value-type="string">
            <text:p>Verdi</text:p>
          </table:table-cell>
          <table:table-cell office:value-type="string">
            <text:p>Assistenza</text:p>
          </table:table-cell>
          <table:table-cell office:value-type="string">
            <text:p>Nord</text:p>
          </table:table-cell>
          <table:table-cell table:style-name="ce3" office:value-type="float" office:value="35.6719861541311">
            <text:p><text:s/>€ 35,67 </text:p>
          </table:table-cell>
          <table:table-cell office:value-type="string">
            <text:p>Sì</text:p>
          </table:table-cell>
          <table:table-cell table:style-name="ce3" office:value-type="float" office:value="32.104787538718">
            <text:p><text:s/>€ 32,10 </text:p>
          </table:table-cell>
          <table:table-cell table:number-columns-repeated="24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04">
            <text:p>2004</text:p>
          </table:table-cell>
          <table:table-cell office:value-type="string">
            <text:p>Rossi</text:p>
          </table:table-cell>
          <table:table-cell office:value-type="string">
            <text:p>Software</text:p>
          </table:table-cell>
          <table:table-cell office:value-type="string">
            <text:p>Centro</text:p>
          </table:table-cell>
          <table:table-cell table:style-name="ce3" office:value-type="float" office:value="36.9721818090016">
            <text:p><text:s/>€ 36,97 </text:p>
          </table:table-cell>
          <table:table-cell office:value-type="string">
            <text:p>No</text:p>
          </table:table-cell>
          <table:table-cell table:style-name="ce3" office:value-type="float" office:value="36.9721818090016">
            <text:p><text:s/>€ 36,97 </text:p>
          </table:table-cell>
          <table:table-cell table:number-columns-repeated="248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003">
            <text:p>2003</text:p>
          </table:table-cell>
          <table:table-cell office:value-type="string">
            <text:p>Neri</text:p>
          </table:table-cell>
          <table:table-cell office:value-type="string">
            <text:p>Hardware</text:p>
          </table:table-cell>
          <table:table-cell office:value-type="string">
            <text:p>Sud</text:p>
          </table:table-cell>
          <table:table-cell table:style-name="ce3" office:value-type="float" office:value="67.0480351873461">
            <text:p><text:s/>€ 67,05 </text:p>
          </table:table-cell>
          <table:table-cell office:value-type="string">
            <text:p>Sì</text:p>
          </table:table-cell>
          <table:table-cell table:style-name="ce3" office:value-type="float" office:value="60.3432316686115">
            <text:p><text:s/>€ 60,34 </text:p>
          </table:table-cell>
          <table:table-cell table:number-columns-repeated="248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005">
            <text:p>2005</text:p>
          </table:table-cell>
          <table:table-cell office:value-type="string">
            <text:p>Rossi</text:p>
          </table:table-cell>
          <table:table-cell office:value-type="string">
            <text:p>Hardware</text:p>
          </table:table-cell>
          <table:table-cell office:value-type="string">
            <text:p>Sud</text:p>
          </table:table-cell>
          <table:table-cell table:style-name="ce3" office:value-type="float" office:value="90.810172485049">
            <text:p><text:s/>€ 90,81 </text:p>
          </table:table-cell>
          <table:table-cell office:value-type="string">
            <text:p>Sì</text:p>
          </table:table-cell>
          <table:table-cell table:style-name="ce3" office:value-type="float" office:value="81.7291552365441">
            <text:p><text:s/>€ 81,73 </text:p>
          </table:table-cell>
          <table:table-cell table:number-columns-repeated="248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004">
            <text:p>2004</text:p>
          </table:table-cell>
          <table:table-cell office:value-type="string">
            <text:p>Verdi</text:p>
          </table:table-cell>
          <table:table-cell office:value-type="string">
            <text:p>Software</text:p>
          </table:table-cell>
          <table:table-cell office:value-type="string">
            <text:p>Centro</text:p>
          </table:table-cell>
          <table:table-cell table:style-name="ce3" office:value-type="float" office:value="25.4785236748663">
            <text:p><text:s/>€ 25,48 </text:p>
          </table:table-cell>
          <table:table-cell office:value-type="string">
            <text:p>No</text:p>
          </table:table-cell>
          <table:table-cell table:style-name="ce3" office:value-type="float" office:value="25.4785236748663">
            <text:p><text:s/>€ 25,48 </text:p>
          </table:table-cell>
          <table:table-cell table:number-columns-repeated="248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003">
            <text:p>2003</text:p>
          </table:table-cell>
          <table:table-cell office:value-type="string">
            <text:p>Verdi</text:p>
          </table:table-cell>
          <table:table-cell office:value-type="string">
            <text:p>Hardware</text:p>
          </table:table-cell>
          <table:table-cell office:value-type="string">
            <text:p>Nord</text:p>
          </table:table-cell>
          <table:table-cell table:style-name="ce3" office:value-type="float" office:value="46.6758055583174">
            <text:p><text:s/>€ 46,68 </text:p>
          </table:table-cell>
          <table:table-cell office:value-type="string">
            <text:p>No</text:p>
          </table:table-cell>
          <table:table-cell table:style-name="ce3" office:value-type="float" office:value="46.6758055583174">
            <text:p><text:s/>€ 46,68 </text:p>
          </table:table-cell>
          <table:table-cell table:number-columns-repeated="248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003">
            <text:p>2003</text:p>
          </table:table-cell>
          <table:table-cell office:value-type="string">
            <text:p>Rossi</text:p>
          </table:table-cell>
          <table:table-cell office:value-type="string">
            <text:p>Hardware</text:p>
          </table:table-cell>
          <table:table-cell office:value-type="string">
            <text:p>Nord</text:p>
          </table:table-cell>
          <table:table-cell table:style-name="ce3" office:value-type="float" office:value="14.3905890575037">
            <text:p><text:s/>€ 14,39 </text:p>
          </table:table-cell>
          <table:table-cell office:value-type="string">
            <text:p>Sì</text:p>
          </table:table-cell>
          <table:table-cell table:style-name="ce3" office:value-type="float" office:value="12.9515301517533">
            <text:p><text:s/>€ 12,95 </text:p>
          </table:table-cell>
          <table:table-cell table:number-columns-repeated="248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003">
            <text:p>2003</text:p>
          </table:table-cell>
          <table:table-cell office:value-type="string">
            <text:p>Rossi</text:p>
          </table:table-cell>
          <table:table-cell office:value-type="string">
            <text:p>Software</text:p>
          </table:table-cell>
          <table:table-cell office:value-type="string">
            <text:p>Centro</text:p>
          </table:table-cell>
          <table:table-cell table:style-name="ce3" office:value-type="float" office:value="0.761109970815621">
            <text:p><text:s/>€ 0,76 </text:p>
          </table:table-cell>
          <table:table-cell office:value-type="string">
            <text:p>Sì</text:p>
          </table:table-cell>
          <table:table-cell table:style-name="ce3" office:value-type="float" office:value="0.684998973734059">
            <text:p><text:s/>€ 0,68 </text:p>
          </table:table-cell>
          <table:table-cell table:number-columns-repeated="248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003">
            <text:p>2003</text:p>
          </table:table-cell>
          <table:table-cell office:value-type="string">
            <text:p>Verdi</text:p>
          </table:table-cell>
          <table:table-cell office:value-type="string">
            <text:p>Software</text:p>
          </table:table-cell>
          <table:table-cell office:value-type="string">
            <text:p>Nord</text:p>
          </table:table-cell>
          <table:table-cell table:style-name="ce3" office:value-type="float" office:value="53.6557066270034">
            <text:p><text:s/>€ 53,66 </text:p>
          </table:table-cell>
          <table:table-cell office:value-type="string">
            <text:p>Sì</text:p>
          </table:table-cell>
          <table:table-cell table:style-name="ce3" office:value-type="float" office:value="48.2901359643031">
            <text:p><text:s/>€ 48,29 </text:p>
          </table:table-cell>
          <table:table-cell table:number-columns-repeated="248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003">
            <text:p>2003</text:p>
          </table:table-cell>
          <table:table-cell office:value-type="string">
            <text:p>Neri</text:p>
          </table:table-cell>
          <table:table-cell office:value-type="string">
            <text:p>Software</text:p>
          </table:table-cell>
          <table:table-cell office:value-type="string">
            <text:p>Centro</text:p>
          </table:table-cell>
          <table:table-cell table:style-name="ce3" office:value-type="float" office:value="70.3789883804542">
            <text:p><text:s/>€ 70,38 </text:p>
          </table:table-cell>
          <table:table-cell office:value-type="string">
            <text:p>No</text:p>
          </table:table-cell>
          <table:table-cell table:style-name="ce3" office:value-type="float" office:value="70.3789883804542">
            <text:p><text:s/>€ 70,38 </text:p>
          </table:table-cell>
          <table:table-cell table:number-columns-repeated="248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004">
            <text:p>2004</text:p>
          </table:table-cell>
          <table:table-cell office:value-type="string">
            <text:p>Bianchi</text:p>
          </table:table-cell>
          <table:table-cell office:value-type="string">
            <text:p>Software</text:p>
          </table:table-cell>
          <table:table-cell office:value-type="string">
            <text:p>Nord</text:p>
          </table:table-cell>
          <table:table-cell table:style-name="ce3" office:value-type="float" office:value="24.6909474475482">
            <text:p><text:s/>€ 24,69 </text:p>
          </table:table-cell>
          <table:table-cell office:value-type="string">
            <text:p>No</text:p>
          </table:table-cell>
          <table:table-cell table:style-name="ce3" office:value-type="float" office:value="24.6909474475482">
            <text:p><text:s/>€ 24,69 </text:p>
          </table:table-cell>
          <table:table-cell table:number-columns-repeated="24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04">
            <text:p>2004</text:p>
          </table:table-cell>
          <table:table-cell office:value-type="string">
            <text:p>Neri</text:p>
          </table:table-cell>
          <table:table-cell office:value-type="string">
            <text:p>Hardware</text:p>
          </table:table-cell>
          <table:table-cell office:value-type="string">
            <text:p>Nord</text:p>
          </table:table-cell>
          <table:table-cell table:style-name="ce3" office:value-type="float" office:value="1.66767490560269">
            <text:p><text:s/>€ 1,67 </text:p>
          </table:table-cell>
          <table:table-cell office:value-type="string">
            <text:p>Sì</text:p>
          </table:table-cell>
          <table:table-cell table:style-name="ce3" office:value-type="float" office:value="1.50090741504242">
            <text:p><text:s/>€ 1,50 </text:p>
          </table:table-cell>
          <table:table-cell table:number-columns-repeated="248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005">
            <text:p>2005</text:p>
          </table:table-cell>
          <table:table-cell office:value-type="string">
            <text:p>Bianchi</text:p>
          </table:table-cell>
          <table:table-cell office:value-type="string">
            <text:p>Hardware</text:p>
          </table:table-cell>
          <table:table-cell office:value-type="string">
            <text:p>Centro</text:p>
          </table:table-cell>
          <table:table-cell table:style-name="ce3" office:value-type="float" office:value="8.19637997436566">
            <text:p><text:s/>€ 8,20 </text:p>
          </table:table-cell>
          <table:table-cell office:value-type="string">
            <text:p>No</text:p>
          </table:table-cell>
          <table:table-cell table:style-name="ce3" office:value-type="float" office:value="8.19637997436566">
            <text:p><text:s/>€ 8,20 </text:p>
          </table:table-cell>
          <table:table-cell table:number-columns-repeated="248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004">
            <text:p>2004</text:p>
          </table:table-cell>
          <table:table-cell office:value-type="string">
            <text:p>Rossi</text:p>
          </table:table-cell>
          <table:table-cell office:value-type="string">
            <text:p>Hardware</text:p>
          </table:table-cell>
          <table:table-cell office:value-type="string">
            <text:p>Nord</text:p>
          </table:table-cell>
          <table:table-cell table:style-name="ce3" office:value-type="float" office:value="88.9897556845941">
            <text:p><text:s/>€ 88,99 </text:p>
          </table:table-cell>
          <table:table-cell office:value-type="string">
            <text:p>Sì</text:p>
          </table:table-cell>
          <table:table-cell table:style-name="ce3" office:value-type="float" office:value="80.0907801161347">
            <text:p><text:s/>€ 80,09 </text:p>
          </table:table-cell>
          <table:table-cell table:number-columns-repeated="248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004">
            <text:p>2004</text:p>
          </table:table-cell>
          <table:table-cell office:value-type="string">
            <text:p>Neri</text:p>
          </table:table-cell>
          <table:table-cell office:value-type="string">
            <text:p>Hardware</text:p>
          </table:table-cell>
          <table:table-cell office:value-type="string">
            <text:p>Centro</text:p>
          </table:table-cell>
          <table:table-cell table:style-name="ce3" office:value-type="float" office:value="49.8230386031042">
            <text:p><text:s/>€ 49,82 </text:p>
          </table:table-cell>
          <table:table-cell office:value-type="string">
            <text:p>No</text:p>
          </table:table-cell>
          <table:table-cell table:style-name="ce3" office:value-type="float" office:value="49.8230386031042">
            <text:p><text:s/>€ 49,82 </text:p>
          </table:table-cell>
          <table:table-cell table:number-columns-repeated="248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004">
            <text:p>2004</text:p>
          </table:table-cell>
          <table:table-cell office:value-type="string">
            <text:p>Rossi</text:p>
          </table:table-cell>
          <table:table-cell office:value-type="string">
            <text:p>Software</text:p>
          </table:table-cell>
          <table:table-cell office:value-type="string">
            <text:p>Nord</text:p>
          </table:table-cell>
          <table:table-cell table:style-name="ce3" office:value-type="float" office:value="46.279545264516">
            <text:p><text:s/>€ 46,28 </text:p>
          </table:table-cell>
          <table:table-cell office:value-type="string">
            <text:p>No</text:p>
          </table:table-cell>
          <table:table-cell table:style-name="ce3" office:value-type="float" office:value="46.279545264516">
            <text:p><text:s/>€ 46,28 </text:p>
          </table:table-cell>
          <table:table-cell table:number-columns-repeated="248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003">
            <text:p>2003</text:p>
          </table:table-cell>
          <table:table-cell office:value-type="string">
            <text:p>Gialli</text:p>
          </table:table-cell>
          <table:table-cell office:value-type="string">
            <text:p>Hardware</text:p>
          </table:table-cell>
          <table:table-cell office:value-type="string">
            <text:p>Centro</text:p>
          </table:table-cell>
          <table:table-cell table:style-name="ce3" office:value-type="float" office:value="61.5740793500277">
            <text:p><text:s/>€ 61,57 </text:p>
          </table:table-cell>
          <table:table-cell office:value-type="string">
            <text:p>No</text:p>
          </table:table-cell>
          <table:table-cell table:style-name="ce3" office:value-type="float" office:value="61.5740793500277">
            <text:p><text:s/>€ 61,57 </text:p>
          </table:table-cell>
          <table:table-cell table:number-columns-repeated="248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003">
            <text:p>2003</text:p>
          </table:table-cell>
          <table:table-cell office:value-type="string">
            <text:p>Verdi</text:p>
          </table:table-cell>
          <table:table-cell office:value-type="string">
            <text:p>Hardware</text:p>
          </table:table-cell>
          <table:table-cell office:value-type="string">
            <text:p>Nord</text:p>
          </table:table-cell>
          <table:table-cell table:style-name="ce3" office:value-type="float" office:value="24.9938829829516">
            <text:p><text:s/>€ 24,99 </text:p>
          </table:table-cell>
          <table:table-cell office:value-type="string">
            <text:p>Sì</text:p>
          </table:table-cell>
          <table:table-cell table:style-name="ce3" office:value-type="float" office:value="22.4944946846565">
            <text:p><text:s/>€ 22,49 </text:p>
          </table:table-cell>
          <table:table-cell table:number-columns-repeated="248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003">
            <text:p>2003</text:p>
          </table:table-cell>
          <table:table-cell office:value-type="string">
            <text:p>Bianchi</text:p>
          </table:table-cell>
          <table:table-cell office:value-type="string">
            <text:p>Software</text:p>
          </table:table-cell>
          <table:table-cell office:value-type="string">
            <text:p>Centro</text:p>
          </table:table-cell>
          <table:table-cell table:style-name="ce3" office:value-type="float" office:value="26.7103593346376">
            <text:p><text:s/>€ 26,71 </text:p>
          </table:table-cell>
          <table:table-cell office:value-type="string">
            <text:p>No</text:p>
          </table:table-cell>
          <table:table-cell table:style-name="ce3" office:value-type="float" office:value="26.7103593346376">
            <text:p><text:s/>€ 26,71 </text:p>
          </table:table-cell>
          <table:table-cell table:number-columns-repeated="248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004">
            <text:p>2004</text:p>
          </table:table-cell>
          <table:table-cell office:value-type="string">
            <text:p>Verdi</text:p>
          </table:table-cell>
          <table:table-cell office:value-type="string">
            <text:p>Software</text:p>
          </table:table-cell>
          <table:table-cell office:value-type="string">
            <text:p>Nord</text:p>
          </table:table-cell>
          <table:table-cell table:style-name="ce3" office:value-type="float" office:value="15.597916427121">
            <text:p><text:s/>€ 15,60 </text:p>
          </table:table-cell>
          <table:table-cell office:value-type="string">
            <text:p>No</text:p>
          </table:table-cell>
          <table:table-cell table:style-name="ce3" office:value-type="float" office:value="15.597916427121">
            <text:p><text:s/>€ 15,60 </text:p>
          </table:table-cell>
          <table:table-cell table:number-columns-repeated="248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004">
            <text:p>2004</text:p>
          </table:table-cell>
          <table:table-cell office:value-type="string">
            <text:p>Rossi</text:p>
          </table:table-cell>
          <table:table-cell office:value-type="string">
            <text:p>Software</text:p>
          </table:table-cell>
          <table:table-cell office:value-type="string">
            <text:p>Nord</text:p>
          </table:table-cell>
          <table:table-cell table:style-name="ce3" office:value-type="float" office:value="99.3394274684741">
            <text:p><text:s/>€ 99,34 </text:p>
          </table:table-cell>
          <table:table-cell office:value-type="string">
            <text:p>No</text:p>
          </table:table-cell>
          <table:table-cell table:style-name="ce3" office:value-type="float" office:value="99.3394274684741">
            <text:p><text:s/>€ 99,34 </text:p>
          </table:table-cell>
          <table:table-cell table:number-columns-repeated="24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3">
            <text:p>2003</text:p>
          </table:table-cell>
          <table:table-cell office:value-type="string">
            <text:p>Gialli</text:p>
          </table:table-cell>
          <table:table-cell office:value-type="string">
            <text:p>Software</text:p>
          </table:table-cell>
          <table:table-cell office:value-type="string">
            <text:p>Centro</text:p>
          </table:table-cell>
          <table:table-cell table:style-name="ce3" office:value-type="float" office:value="84.2420226770819">
            <text:p><text:s/>€ 84,24 </text:p>
          </table:table-cell>
          <table:table-cell office:value-type="string">
            <text:p>Sì</text:p>
          </table:table-cell>
          <table:table-cell table:style-name="ce3" office:value-type="float" office:value="75.8178204093737">
            <text:p><text:s/>€ 75,82 </text:p>
          </table:table-cell>
          <table:table-cell table:number-columns-repeated="248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003">
            <text:p>2003</text:p>
          </table:table-cell>
          <table:table-cell office:value-type="string">
            <text:p>Gialli</text:p>
          </table:table-cell>
          <table:table-cell office:value-type="string">
            <text:p>Hardware</text:p>
          </table:table-cell>
          <table:table-cell office:value-type="string">
            <text:p>Nord</text:p>
          </table:table-cell>
          <table:table-cell table:style-name="ce3" office:value-type="float" office:value="42.078695269181">
            <text:p><text:s/>€ 42,08 </text:p>
          </table:table-cell>
          <table:table-cell office:value-type="string">
            <text:p>Sì</text:p>
          </table:table-cell>
          <table:table-cell table:style-name="ce3" office:value-type="float" office:value="37.8708257422629">
            <text:p><text:s/>€ 37,87 </text:p>
          </table:table-cell>
          <table:table-cell table:number-columns-repeated="248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005">
            <text:p>2005</text:p>
          </table:table-cell>
          <table:table-cell office:value-type="string">
            <text:p>Gialli</text:p>
          </table:table-cell>
          <table:table-cell office:value-type="string">
            <text:p>Hardware</text:p>
          </table:table-cell>
          <table:table-cell office:value-type="string">
            <text:p>Centro</text:p>
          </table:table-cell>
          <table:table-cell table:style-name="ce3" office:value-type="float" office:value="14.4605585128274">
            <text:p><text:s/>€ 14,46 </text:p>
          </table:table-cell>
          <table:table-cell office:value-type="string">
            <text:p>No</text:p>
          </table:table-cell>
          <table:table-cell table:style-name="ce3" office:value-type="float" office:value="14.4605585128274">
            <text:p><text:s/>€ 14,46 </text:p>
          </table:table-cell>
          <table:table-cell table:number-columns-repeated="248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004">
            <text:p>2004</text:p>
          </table:table-cell>
          <table:table-cell office:value-type="string">
            <text:p>Verdi</text:p>
          </table:table-cell>
          <table:table-cell office:value-type="string">
            <text:p>Hardware</text:p>
          </table:table-cell>
          <table:table-cell office:value-type="string">
            <text:p>Nord</text:p>
          </table:table-cell>
          <table:table-cell table:style-name="ce3" office:value-type="float" office:value="46.5756383266868">
            <text:p><text:s/>€ 46,58 </text:p>
          </table:table-cell>
          <table:table-cell office:value-type="string">
            <text:p>No</text:p>
          </table:table-cell>
          <table:table-cell table:style-name="ce3" office:value-type="float" office:value="46.5756383266868">
            <text:p><text:s/>€ 46,58 </text:p>
          </table:table-cell>
          <table:table-cell table:number-columns-repeated="248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004">
            <text:p>2004</text:p>
          </table:table-cell>
          <table:table-cell office:value-type="string">
            <text:p>Bianchi</text:p>
          </table:table-cell>
          <table:table-cell office:value-type="string">
            <text:p>Hardware</text:p>
          </table:table-cell>
          <table:table-cell office:value-type="string">
            <text:p>Nord</text:p>
          </table:table-cell>
          <table:table-cell table:style-name="ce3" office:value-type="float" office:value="50.899764567249">
            <text:p><text:s/>€ 50,90 </text:p>
          </table:table-cell>
          <table:table-cell office:value-type="string">
            <text:p>No</text:p>
          </table:table-cell>
          <table:table-cell table:style-name="ce3" office:value-type="float" office:value="50.899764567249">
            <text:p><text:s/>€ 50,90 </text:p>
          </table:table-cell>
          <table:table-cell table:number-columns-repeated="248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004">
            <text:p>2004</text:p>
          </table:table-cell>
          <table:table-cell office:value-type="string">
            <text:p>Verdi</text:p>
          </table:table-cell>
          <table:table-cell office:value-type="string">
            <text:p>Software</text:p>
          </table:table-cell>
          <table:table-cell office:value-type="string">
            <text:p>Centro</text:p>
          </table:table-cell>
          <table:table-cell table:style-name="ce3" office:value-type="float" office:value="43.2394714901367">
            <text:p><text:s/>€ 43,24 </text:p>
          </table:table-cell>
          <table:table-cell office:value-type="string">
            <text:p>Sì</text:p>
          </table:table-cell>
          <table:table-cell table:style-name="ce3" office:value-type="float" office:value="38.915524341123">
            <text:p><text:s/>€ 38,92 </text:p>
          </table:table-cell>
          <table:table-cell table:number-columns-repeated="248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004">
            <text:p>2004</text:p>
          </table:table-cell>
          <table:table-cell office:value-type="string">
            <text:p>Rossi</text:p>
          </table:table-cell>
          <table:table-cell office:value-type="string">
            <text:p>Assistenza</text:p>
          </table:table-cell>
          <table:table-cell office:value-type="string">
            <text:p>Nord</text:p>
          </table:table-cell>
          <table:table-cell table:style-name="ce3" office:value-type="float" office:value="27.1887340719165">
            <text:p><text:s/>€ 27,19 </text:p>
          </table:table-cell>
          <table:table-cell office:value-type="string">
            <text:p>No</text:p>
          </table:table-cell>
          <table:table-cell table:style-name="ce3" office:value-type="float" office:value="27.1887340719165">
            <text:p><text:s/>€ 27,19 </text:p>
          </table:table-cell>
          <table:table-cell table:number-columns-repeated="248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003">
            <text:p>2003</text:p>
          </table:table-cell>
          <table:table-cell office:value-type="string">
            <text:p>Gialli</text:p>
          </table:table-cell>
          <table:table-cell office:value-type="string">
            <text:p>Assistenza</text:p>
          </table:table-cell>
          <table:table-cell office:value-type="string">
            <text:p>Centro</text:p>
          </table:table-cell>
          <table:table-cell table:style-name="ce3" office:value-type="float" office:value="15.1571493728148">
            <text:p><text:s/>€ 15,16 </text:p>
          </table:table-cell>
          <table:table-cell office:value-type="string">
            <text:p>Sì</text:p>
          </table:table-cell>
          <table:table-cell table:style-name="ce3" office:value-type="float" office:value="13.6414344355333">
            <text:p><text:s/>€ 13,64 </text:p>
          </table:table-cell>
          <table:table-cell table:number-columns-repeated="248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003">
            <text:p>2003</text:p>
          </table:table-cell>
          <table:table-cell office:value-type="string">
            <text:p>Gialli</text:p>
          </table:table-cell>
          <table:table-cell office:value-type="string">
            <text:p>Assistenza</text:p>
          </table:table-cell>
          <table:table-cell office:value-type="string">
            <text:p>Nord</text:p>
          </table:table-cell>
          <table:table-cell table:style-name="ce3" office:value-type="float" office:value="72.9117599428455">
            <text:p><text:s/>€ 72,91 </text:p>
          </table:table-cell>
          <table:table-cell office:value-type="string">
            <text:p>Sì</text:p>
          </table:table-cell>
          <table:table-cell table:style-name="ce3" office:value-type="float" office:value="65.620583948561">
            <text:p><text:s/>€ 65,62 </text:p>
          </table:table-cell>
          <table:table-cell table:number-columns-repeated="248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004">
            <text:p>2004</text:p>
          </table:table-cell>
          <table:table-cell office:value-type="string">
            <text:p>Bianchi</text:p>
          </table:table-cell>
          <table:table-cell office:value-type="string">
            <text:p>Hardware</text:p>
          </table:table-cell>
          <table:table-cell office:value-type="string">
            <text:p>Nord</text:p>
          </table:table-cell>
          <table:table-cell table:style-name="ce3" office:value-type="float" office:value="55.9227485845307">
            <text:p><text:s/>€ 55,92 </text:p>
          </table:table-cell>
          <table:table-cell office:value-type="string">
            <text:p>No</text:p>
          </table:table-cell>
          <table:table-cell table:style-name="ce3" office:value-type="float" office:value="55.9227485845307">
            <text:p><text:s/>€ 55,92 </text:p>
          </table:table-cell>
          <table:table-cell table:number-columns-repeated="24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005">
            <text:p>2005</text:p>
          </table:table-cell>
          <table:table-cell office:value-type="string">
            <text:p>Verdi</text:p>
          </table:table-cell>
          <table:table-cell office:value-type="string">
            <text:p>Software</text:p>
          </table:table-cell>
          <table:table-cell office:value-type="string">
            <text:p>Centro</text:p>
          </table:table-cell>
          <table:table-cell table:style-name="ce3" office:value-type="float" office:value="4.28230779715282">
            <text:p><text:s/>€ 4,28 </text:p>
          </table:table-cell>
          <table:table-cell office:value-type="string">
            <text:p>Sì</text:p>
          </table:table-cell>
          <table:table-cell table:style-name="ce3" office:value-type="float" office:value="3.85407701743754">
            <text:p><text:s/>€ 3,85 </text:p>
          </table:table-cell>
          <table:table-cell table:number-columns-repeated="248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003">
            <text:p>2003</text:p>
          </table:table-cell>
          <table:table-cell office:value-type="string">
            <text:p>Rossi</text:p>
          </table:table-cell>
          <table:table-cell office:value-type="string">
            <text:p>Assistenza</text:p>
          </table:table-cell>
          <table:table-cell office:value-type="string">
            <text:p>Nord</text:p>
          </table:table-cell>
          <table:table-cell table:style-name="ce3" office:value-type="float" office:value="39.3068207643604">
            <text:p><text:s/>€ 39,31 </text:p>
          </table:table-cell>
          <table:table-cell office:value-type="string">
            <text:p>Sì</text:p>
          </table:table-cell>
          <table:table-cell table:style-name="ce3" office:value-type="float" office:value="35.3761386879244">
            <text:p><text:s/>€ 35,38 </text:p>
          </table:table-cell>
          <table:table-cell table:number-columns-repeated="248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003">
            <text:p>2003</text:p>
          </table:table-cell>
          <table:table-cell office:value-type="string">
            <text:p>Gialli</text:p>
          </table:table-cell>
          <table:table-cell office:value-type="string">
            <text:p>Software</text:p>
          </table:table-cell>
          <table:table-cell office:value-type="string">
            <text:p>Centro</text:p>
          </table:table-cell>
          <table:table-cell table:style-name="ce3" office:value-type="float" office:value="71.8458672182606">
            <text:p><text:s/>€ 71,85 </text:p>
          </table:table-cell>
          <table:table-cell office:value-type="string">
            <text:p>No</text:p>
          </table:table-cell>
          <table:table-cell table:style-name="ce3" office:value-type="float" office:value="71.8458672182606">
            <text:p><text:s/>€ 71,85 </text:p>
          </table:table-cell>
          <table:table-cell table:number-columns-repeated="248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003">
            <text:p>2003</text:p>
          </table:table-cell>
          <table:table-cell office:value-type="string">
            <text:p>Gialli</text:p>
          </table:table-cell>
          <table:table-cell office:value-type="string">
            <text:p>Assistenza</text:p>
          </table:table-cell>
          <table:table-cell office:value-type="string">
            <text:p>Nord</text:p>
          </table:table-cell>
          <table:table-cell table:style-name="ce3" office:value-type="float" office:value="88.2963153871937">
            <text:p><text:s/>€ 88,30 </text:p>
          </table:table-cell>
          <table:table-cell office:value-type="string">
            <text:p>Sì</text:p>
          </table:table-cell>
          <table:table-cell table:style-name="ce3" office:value-type="float" office:value="79.4666838484743">
            <text:p><text:s/>€ 79,47 </text:p>
          </table:table-cell>
          <table:table-cell table:number-columns-repeated="248"/>
        </table:table-row>
        <table:table-row table:style-name="ro2" table:number-rows-repeated="65421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Excel_BuiltIn__FilterDatabase_1" table:base-cell-address="$2003_2005.$A$1" table:cell-range-address="$2003_2005.$B$1:.$H$1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20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time-style style:name="N121">
      <number:hours/>
      <number:text>.</number:text>
      <number:minutes number:style="long"/>
      <number:text>.</number:text>
      <number:seconds number:style="long"/>
    </number:time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5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3">13/07/2006</text:date>, <text:time>15.46.0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2003_5f_2005" style:display-name="PageStyle_2003_2005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5-09-18T22:56:32</meta:creation-date>
    <dc:creator>Marco</dc:creator>
    <dc:date>2005-09-18T23:41:58</dc:date>
    <meta:print-date>2006-07-13T15:45:36</meta:print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912"/>
  </office:meta>
</office:document-meta>
</file>